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0.87cm"/>
    </style:style>
    <style:style style:name="co9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0.8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 style:data-style-name="N1">
      <style:table-cell-properties fo:background-color="#b2b2b2"/>
    </style:style>
    <style:style style:name="ce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 style:data-style-name="N1"/>
    <style:style style:name="ce16" style:family="table-cell" style:parent-style-name="Default">
      <style:table-cell-properties fo:background-color="#b2b2b2"/>
    </style:style>
    <style:style style:name="ce17" style:family="table-cell" style:parent-style-name="Default" style:data-style-name="N1">
      <style:table-cell-properties fo:background-color="#b2b2b2"/>
    </style:style>
    <style:style style:name="ce18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bola" table:style-name="ta1">
        <table:shapes>
          <draw:frame draw:z-index="0" draw:style-name="gr1" draw:text-style-name="P1" svg:width="16.014cm" svg:height="9.012cm" svg:x="16.772cm" svg:y="0.414cm">
            <draw:object draw:notify-on-update-of-ranges="Parabola.I4:Parabola.I20 Parabola.J3:Parabola.J3 Parabola.J4:Parabola.J20 Parabola.K3:Parabola.K3 Parabola.K4:Parabola.K20 Parabola.I3:Parabola.I3 Parabola.I4:Parabola.I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BF(V)</text:p>
          </table:table-cell>
          <table:table-cell table:style-name="ce2" office:value-type="string" calcext:value-type="string">
            <text:p>CP (T)</text:p>
          </table:table-cell>
          <table:table-cell/>
          <table:table-cell table:style-name="Default"/>
          <table:table-cell table:style-name="ce12" office:value-type="string" calcext:value-type="string">
            <text:p>Sanitised T</text:p>
          </table:table-cell>
          <table:table-cell table:number-columns-repeated="2"/>
          <table:table-cell table:style-name="ce12" office:value-type="string" calcext:value-type="string">
            <text:p>Subtract</text:p>
          </table:table-cell>
          <table:table-cell table:style-name="ce12" table:number-columns-repeated="2"/>
          <table:table-cell table:number-columns-repeated="2"/>
          <table:table-cell table:style-name="ce12"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formula="of:=MAX(MIN([.$C$2];254);1)" office:value-type="float" office:value="96" calcext:value-type="float">
            <text:p>9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255 – v</text:p>
          </table:table-cell>
          <table:table-cell table:style-name="ce12" office:value-type="string" calcext:value-type="string">
            <text:p>In – t</text:p>
          </table:table-cell>
          <table:table-cell table:style-name="ce12" office:value-type="string" calcext:value-type="string">
            <text:p>(255 – t)</text:p>
          </table:table-cell>
          <table:table-cell table:style-name="ce12" office:value-type="string" calcext:value-type="string">
            <text:p>a*b/c</text:p>
          </table:table-cell>
          <table:table-cell table:style-name="ce12" office:value-type="string" calcext:value-type="string">
            <text:p>+v</text:p>
          </table:table-cell>
          <table:table-cell table:style-name="ce12" office:value-type="string" calcext:value-type="string">
            <text:p>In &gt; t</text:p>
          </table:table-cell>
          <table:table-cell table:style-name="ce12" office:value-type="string" calcext:value-type="string">
            <text:p>V / T</text:p>
          </table:table-cell>
          <table:table-cell table:style-name="ce12" office:value-type="string" calcext:value-type="string">
            <text:p>In * v/t</text:p>
          </table:table-cell>
          <table:table-cell table:style-name="ce12" office:value-type="string" calcext:value-type="string">
            <text:p>In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Out+</text:p>
          </table:table-cell>
          <table:table-cell table:style-name="ce12" office:value-type="string" calcext:value-type="string">
            <text:p>Diff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4]-[.$F$2]" office:value-type="float" office:value="159" calcext:value-type="float">
            <text:p>159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4]*[.B4]/[.C4]" office:value-type="float" office:value="231" calcext:value-type="float">
            <text:p>231</text:p>
          </table:table-cell>
          <table:table-cell table:formula="of:=([.D4]+[.$B$2])" office:value-type="float" office:value="255" calcext:value-type="float">
            <text:p>255</text:p>
          </table:table-cell>
          <table:table-cell table:style-name="ce3" table:formula="of:=[.I4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4]*[.G4]" office:value-type="float" office:value="63.75" calcext:value-type="float">
            <text:p>64</text:p>
          </table:table-cell>
          <table:table-cell table:style-name="ce16" office:value-type="float" office:value="255" calcext:value-type="float">
            <text:p>255</text:p>
          </table:table-cell>
          <table:table-cell table:style-name="ce17" table:formula="of:=IF([.F4];[.E4];[.H4])" office:value-type="float" office:value="255" calcext:value-type="float">
            <text:p>255</text:p>
          </table:table-cell>
          <table:table-cell table:style-name="ce17" table:formula="of:=MAX(IF([.F4];[.J4];[.J4]-[.$I$2]);0)" office:value-type="float" office:value="255" calcext:value-type="float">
            <text:p>255</text:p>
          </table:table-cell>
          <table:table-cell table:style-name="ce17" table:formula="of:=[.I4]-[.J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5]-[.$F$2]" office:value-type="float" office:value="143" calcext:value-type="float">
            <text:p>143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5]*[.B5]/[.C5]" office:value-type="float" office:value="207.754716981132" calcext:value-type="float">
            <text:p>207.754716981132</text:p>
          </table:table-cell>
          <table:table-cell table:formula="of:=([.D5]+[.$B$2])" office:value-type="float" office:value="231.754716981132" calcext:value-type="float">
            <text:p>232</text:p>
          </table:table-cell>
          <table:table-cell table:style-name="ce3" table:formula="of:=[.I5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5]*[.G5]" office:value-type="float" office:value="59.75" calcext:value-type="float">
            <text:p>60</text:p>
          </table:table-cell>
          <table:table-cell table:style-name="ce16" table:formula="of:=[.I4]-16" office:value-type="float" office:value="239" calcext:value-type="float">
            <text:p>239</text:p>
          </table:table-cell>
          <table:table-cell table:style-name="ce17" table:formula="of:=IF([.F5];[.E5];[.H5])" office:value-type="float" office:value="231.754716981132" calcext:value-type="float">
            <text:p>232</text:p>
          </table:table-cell>
          <table:table-cell table:style-name="ce17" table:formula="of:=MAX(IF([.F5];[.J5];[.J5]-[.$I$2]);0)" office:value-type="float" office:value="231.754716981132" calcext:value-type="float">
            <text:p>232</text:p>
          </table:table-cell>
          <table:table-cell table:style-name="ce17" table:formula="of:=[.I5]-[.J5]" office:value-type="float" office:value="7.24528301886792" calcext:value-type="float">
            <text:p>7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6]-[.$F$2]" office:value-type="float" office:value="127" calcext:value-type="float">
            <text:p>127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6]*[.B6]/[.C6]" office:value-type="float" office:value="184.509433962264" calcext:value-type="float">
            <text:p>184.509433962264</text:p>
          </table:table-cell>
          <table:table-cell table:formula="of:=([.D6]+[.$B$2])" office:value-type="float" office:value="208.509433962264" calcext:value-type="float">
            <text:p>209</text:p>
          </table:table-cell>
          <table:table-cell table:style-name="ce3" table:formula="of:=[.I6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6]*[.G6]" office:value-type="float" office:value="55.75" calcext:value-type="float">
            <text:p>56</text:p>
          </table:table-cell>
          <table:table-cell table:style-name="ce16" table:formula="of:=[.I5]-16" office:value-type="float" office:value="223" calcext:value-type="float">
            <text:p>223</text:p>
          </table:table-cell>
          <table:table-cell table:style-name="ce17" table:formula="of:=IF([.F6];[.E6];[.H6])" office:value-type="float" office:value="208.509433962264" calcext:value-type="float">
            <text:p>209</text:p>
          </table:table-cell>
          <table:table-cell table:style-name="ce17" table:formula="of:=MAX(IF([.F6];[.J6];[.J6]-[.$I$2]);0)" office:value-type="float" office:value="208.509433962264" calcext:value-type="float">
            <text:p>209</text:p>
          </table:table-cell>
          <table:table-cell table:style-name="ce17" table:formula="of:=[.I6]-[.J6]" office:value-type="float" office:value="14.4905660377358" calcext:value-type="float">
            <text:p>14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7]-[.$F$2]" office:value-type="float" office:value="111" calcext:value-type="float">
            <text:p>111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7]*[.B7]/[.C7]" office:value-type="float" office:value="161.264150943396" calcext:value-type="float">
            <text:p>161.264150943396</text:p>
          </table:table-cell>
          <table:table-cell table:formula="of:=([.D7]+[.$B$2])" office:value-type="float" office:value="185.264150943396" calcext:value-type="float">
            <text:p>185</text:p>
          </table:table-cell>
          <table:table-cell table:style-name="ce3" table:formula="of:=[.I7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7]*[.G7]" office:value-type="float" office:value="51.75" calcext:value-type="float">
            <text:p>52</text:p>
          </table:table-cell>
          <table:table-cell table:style-name="ce16" table:formula="of:=[.I6]-16" office:value-type="float" office:value="207" calcext:value-type="float">
            <text:p>207</text:p>
          </table:table-cell>
          <table:table-cell table:style-name="ce17" table:formula="of:=IF([.F7];[.E7];[.H7])" office:value-type="float" office:value="185.264150943396" calcext:value-type="float">
            <text:p>185</text:p>
          </table:table-cell>
          <table:table-cell table:style-name="ce17" table:formula="of:=MAX(IF([.F7];[.J7];[.J7]-[.$I$2]);0)" office:value-type="float" office:value="185.264150943396" calcext:value-type="float">
            <text:p>185</text:p>
          </table:table-cell>
          <table:table-cell table:style-name="ce17" table:formula="of:=[.I7]-[.J7]" office:value-type="float" office:value="21.7358490566038" calcext:value-type="float">
            <text:p>22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8]-[.$F$2]" office:value-type="float" office:value="95" calcext:value-type="float">
            <text:p>95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8]*[.B8]/[.C8]" office:value-type="float" office:value="138.018867924528" calcext:value-type="float">
            <text:p>138.018867924528</text:p>
          </table:table-cell>
          <table:table-cell table:formula="of:=([.D8]+[.$B$2])" office:value-type="float" office:value="162.018867924528" calcext:value-type="float">
            <text:p>162</text:p>
          </table:table-cell>
          <table:table-cell table:style-name="ce3" table:formula="of:=[.I8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8]*[.G8]" office:value-type="float" office:value="47.75" calcext:value-type="float">
            <text:p>48</text:p>
          </table:table-cell>
          <table:table-cell table:style-name="ce16" table:formula="of:=[.I7]-16" office:value-type="float" office:value="191" calcext:value-type="float">
            <text:p>191</text:p>
          </table:table-cell>
          <table:table-cell table:style-name="ce17" table:formula="of:=IF([.F8];[.E8];[.H8])" office:value-type="float" office:value="162.018867924528" calcext:value-type="float">
            <text:p>162</text:p>
          </table:table-cell>
          <table:table-cell table:style-name="ce17" table:formula="of:=MAX(IF([.F8];[.J8];[.J8]-[.$I$2]);0)" office:value-type="float" office:value="162.018867924528" calcext:value-type="float">
            <text:p>162</text:p>
          </table:table-cell>
          <table:table-cell table:style-name="ce17" table:formula="of:=[.I8]-[.J8]" office:value-type="float" office:value="28.9811320754717" calcext:value-type="float">
            <text:p>2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9]-[.$F$2]" office:value-type="float" office:value="79" calcext:value-type="float">
            <text:p>79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9]*[.B9]/[.C9]" office:value-type="float" office:value="114.77358490566" calcext:value-type="float">
            <text:p>114.77358490566</text:p>
          </table:table-cell>
          <table:table-cell table:formula="of:=([.D9]+[.$B$2])" office:value-type="float" office:value="138.77358490566" calcext:value-type="float">
            <text:p>139</text:p>
          </table:table-cell>
          <table:table-cell table:style-name="ce3" table:formula="of:=[.I9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9]*[.G9]" office:value-type="float" office:value="43.75" calcext:value-type="float">
            <text:p>44</text:p>
          </table:table-cell>
          <table:table-cell table:style-name="ce16" table:formula="of:=[.I8]-16" office:value-type="float" office:value="175" calcext:value-type="float">
            <text:p>175</text:p>
          </table:table-cell>
          <table:table-cell table:style-name="ce17" table:formula="of:=IF([.F9];[.E9];[.H9])" office:value-type="float" office:value="138.77358490566" calcext:value-type="float">
            <text:p>139</text:p>
          </table:table-cell>
          <table:table-cell table:style-name="ce17" table:formula="of:=MAX(IF([.F9];[.J9];[.J9]-[.$I$2]);0)" office:value-type="float" office:value="138.77358490566" calcext:value-type="float">
            <text:p>139</text:p>
          </table:table-cell>
          <table:table-cell table:style-name="ce17" table:formula="of:=[.I9]-[.J9]" office:value-type="float" office:value="36.226415094339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0]-[.$F$2]" office:value-type="float" office:value="63" calcext:value-type="float">
            <text:p>63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0]*[.B10]/[.C10]" office:value-type="float" office:value="91.5283018867924" calcext:value-type="float">
            <text:p>91.5283018867924</text:p>
          </table:table-cell>
          <table:table-cell table:formula="of:=([.D10]+[.$B$2])" office:value-type="float" office:value="115.528301886792" calcext:value-type="float">
            <text:p>116</text:p>
          </table:table-cell>
          <table:table-cell table:style-name="ce3" table:formula="of:=[.I10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0]*[.G10]" office:value-type="float" office:value="39.75" calcext:value-type="float">
            <text:p>40</text:p>
          </table:table-cell>
          <table:table-cell table:style-name="ce16" table:formula="of:=[.I9]-16" office:value-type="float" office:value="159" calcext:value-type="float">
            <text:p>159</text:p>
          </table:table-cell>
          <table:table-cell table:style-name="ce17" table:formula="of:=IF([.F10];[.E10];[.H10])" office:value-type="float" office:value="115.528301886792" calcext:value-type="float">
            <text:p>116</text:p>
          </table:table-cell>
          <table:table-cell table:style-name="ce17" table:formula="of:=MAX(IF([.F10];[.J10];[.J10]-[.$I$2]);0)" office:value-type="float" office:value="115.528301886792" calcext:value-type="float">
            <text:p>116</text:p>
          </table:table-cell>
          <table:table-cell table:style-name="ce17" table:formula="of:=[.I10]-[.J10]" office:value-type="float" office:value="43.4716981132076" calcext:value-type="float">
            <text:p>43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1]-[.$F$2]" office:value-type="float" office:value="47" calcext:value-type="float">
            <text:p>47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1]*[.B11]/[.C11]" office:value-type="float" office:value="68.2830188679245" calcext:value-type="float">
            <text:p>68.2830188679245</text:p>
          </table:table-cell>
          <table:table-cell table:formula="of:=([.D11]+[.$B$2])" office:value-type="float" office:value="92.2830188679245" calcext:value-type="float">
            <text:p>92</text:p>
          </table:table-cell>
          <table:table-cell table:style-name="ce3" table:formula="of:=[.I11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1]*[.G11]" office:value-type="float" office:value="35.75" calcext:value-type="float">
            <text:p>36</text:p>
          </table:table-cell>
          <table:table-cell table:style-name="ce16" table:formula="of:=[.I10]-16" office:value-type="float" office:value="143" calcext:value-type="float">
            <text:p>143</text:p>
          </table:table-cell>
          <table:table-cell table:style-name="ce17" table:formula="of:=IF([.F11];[.E11];[.H11])" office:value-type="float" office:value="92.2830188679245" calcext:value-type="float">
            <text:p>92</text:p>
          </table:table-cell>
          <table:table-cell table:style-name="ce17" table:formula="of:=MAX(IF([.F11];[.J11];[.J11]-[.$I$2]);0)" office:value-type="float" office:value="92.2830188679245" calcext:value-type="float">
            <text:p>92</text:p>
          </table:table-cell>
          <table:table-cell table:style-name="ce17" table:formula="of:=[.I11]-[.J11]" office:value-type="float" office:value="50.7169811320755" calcext:value-type="float">
            <text:p>51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2]-[.$F$2]" office:value-type="float" office:value="31" calcext:value-type="float">
            <text:p>31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2]*[.B12]/[.C12]" office:value-type="float" office:value="45.0377358490566" calcext:value-type="float">
            <text:p>45.0377358490566</text:p>
          </table:table-cell>
          <table:table-cell table:formula="of:=([.D12]+[.$B$2])" office:value-type="float" office:value="69.0377358490566" calcext:value-type="float">
            <text:p>69</text:p>
          </table:table-cell>
          <table:table-cell table:style-name="ce3" table:formula="of:=[.I12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2]*[.G12]" office:value-type="float" office:value="31.75" calcext:value-type="float">
            <text:p>32</text:p>
          </table:table-cell>
          <table:table-cell table:style-name="ce16" table:formula="of:=[.I11]-16" office:value-type="float" office:value="127" calcext:value-type="float">
            <text:p>127</text:p>
          </table:table-cell>
          <table:table-cell table:style-name="ce17" table:formula="of:=IF([.F12];[.E12];[.H12])" office:value-type="float" office:value="69.0377358490566" calcext:value-type="float">
            <text:p>69</text:p>
          </table:table-cell>
          <table:table-cell table:style-name="ce17" table:formula="of:=MAX(IF([.F12];[.J12];[.J12]-[.$I$2]);0)" office:value-type="float" office:value="69.0377358490566" calcext:value-type="float">
            <text:p>69</text:p>
          </table:table-cell>
          <table:table-cell table:style-name="ce17" table:formula="of:=[.I12]-[.J12]" office:value-type="float" office:value="57.9622641509434" calcext:value-type="float">
            <text:p>58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3]-[.$F$2]" office:value-type="float" office:value="15" calcext:value-type="float">
            <text:p>15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3]*[.B13]/[.C13]" office:value-type="float" office:value="21.7924528301887" calcext:value-type="float">
            <text:p>21.7924528301887</text:p>
          </table:table-cell>
          <table:table-cell table:formula="of:=([.D13]+[.$B$2])" office:value-type="float" office:value="45.7924528301887" calcext:value-type="float">
            <text:p>46</text:p>
          </table:table-cell>
          <table:table-cell table:style-name="ce3" table:formula="of:=[.I13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3]*[.G13]" office:value-type="float" office:value="27.75" calcext:value-type="float">
            <text:p>28</text:p>
          </table:table-cell>
          <table:table-cell table:style-name="ce16" table:formula="of:=[.I12]-16" office:value-type="float" office:value="111" calcext:value-type="float">
            <text:p>111</text:p>
          </table:table-cell>
          <table:table-cell table:style-name="ce17" table:formula="of:=IF([.F13];[.E13];[.H13])" office:value-type="float" office:value="45.7924528301887" calcext:value-type="float">
            <text:p>46</text:p>
          </table:table-cell>
          <table:table-cell table:style-name="ce17" table:formula="of:=MAX(IF([.F13];[.J13];[.J13]-[.$I$2]);0)" office:value-type="float" office:value="45.7924528301887" calcext:value-type="float">
            <text:p>46</text:p>
          </table:table-cell>
          <table:table-cell table:style-name="ce17" table:formula="of:=[.I13]-[.J13]" office:value-type="float" office:value="65.2075471698113" calcext:value-type="float">
            <text:p>65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4]-[.$F$2]" office:value-type="float" office:value="-1" calcext:value-type="float">
            <text:p>-1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4]*[.B14]/[.C14]" office:value-type="float" office:value="-1.45283018867925" calcext:value-type="float">
            <text:p>-1.45283018867925</text:p>
          </table:table-cell>
          <table:table-cell table:formula="of:=([.D14]+[.$B$2])" office:value-type="float" office:value="22.5471698113208" calcext:value-type="float">
            <text:p>23</text:p>
          </table:table-cell>
          <table:table-cell table:style-name="ce3" table:formula="of:=[.I14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4]*[.G14]" office:value-type="float" office:value="23.75" calcext:value-type="float">
            <text:p>24</text:p>
          </table:table-cell>
          <table:table-cell table:style-name="ce16" table:formula="of:=[.I13]-16" office:value-type="float" office:value="95" calcext:value-type="float">
            <text:p>95</text:p>
          </table:table-cell>
          <table:table-cell table:style-name="ce17" table:formula="of:=IF([.F14];[.E14];[.H14])" office:value-type="float" office:value="23.75" calcext:value-type="float">
            <text:p>24</text:p>
          </table:table-cell>
          <table:table-cell table:style-name="ce17" table:formula="of:=MAX(IF([.F14];[.J14];[.J14]-[.$I$2]);0)" office:value-type="float" office:value="13.75" calcext:value-type="float">
            <text:p>14</text:p>
          </table:table-cell>
          <table:table-cell table:style-name="ce17" table:formula="of:=[.I14]-[.J14]" office:value-type="float" office:value="71.25" calcext:value-type="float">
            <text:p>71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5]-[.$F$2]" office:value-type="float" office:value="-17" calcext:value-type="float">
            <text:p>-17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5]*[.B15]/[.C15]" office:value-type="float" office:value="-24.6981132075472" calcext:value-type="float">
            <text:p>-24.6981132075472</text:p>
          </table:table-cell>
          <table:table-cell table:formula="of:=([.D15]+[.$B$2])" office:value-type="float" office:value="-0.69811320754717" calcext:value-type="float">
            <text:p>-1</text:p>
          </table:table-cell>
          <table:table-cell table:style-name="ce3" table:formula="of:=[.I15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5]*[.G15]" office:value-type="float" office:value="19.75" calcext:value-type="float">
            <text:p>20</text:p>
          </table:table-cell>
          <table:table-cell table:style-name="ce16" table:formula="of:=[.I14]-16" office:value-type="float" office:value="79" calcext:value-type="float">
            <text:p>79</text:p>
          </table:table-cell>
          <table:table-cell table:style-name="ce17" table:formula="of:=IF([.F15];[.E15];[.H15])" office:value-type="float" office:value="19.75" calcext:value-type="float">
            <text:p>20</text:p>
          </table:table-cell>
          <table:table-cell table:style-name="ce17" table:formula="of:=MAX(IF([.F15];[.J15];[.J15]-[.$I$2]);0)" office:value-type="float" office:value="9.75" calcext:value-type="float">
            <text:p>10</text:p>
          </table:table-cell>
          <table:table-cell table:style-name="ce17" table:formula="of:=[.I15]-[.J15]" office:value-type="float" office:value="59.25" calcext:value-type="float">
            <text:p>5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6]-[.$F$2]" office:value-type="float" office:value="-33" calcext:value-type="float">
            <text:p>-33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6]*[.B16]/[.C16]" office:value-type="float" office:value="-47.9433962264151" calcext:value-type="float">
            <text:p>-47.9433962264151</text:p>
          </table:table-cell>
          <table:table-cell table:formula="of:=([.D16]+[.$B$2])" office:value-type="float" office:value="-23.9433962264151" calcext:value-type="float">
            <text:p>-24</text:p>
          </table:table-cell>
          <table:table-cell table:style-name="ce3" table:formula="of:=[.I16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6]*[.G16]" office:value-type="float" office:value="15.75" calcext:value-type="float">
            <text:p>16</text:p>
          </table:table-cell>
          <table:table-cell table:style-name="ce16" table:formula="of:=[.I15]-16" office:value-type="float" office:value="63" calcext:value-type="float">
            <text:p>63</text:p>
          </table:table-cell>
          <table:table-cell table:style-name="ce17" table:formula="of:=IF([.F16];[.E16];[.H16])" office:value-type="float" office:value="15.75" calcext:value-type="float">
            <text:p>16</text:p>
          </table:table-cell>
          <table:table-cell table:style-name="ce17" table:formula="of:=MAX(IF([.F16];[.J16];[.J16]-[.$I$2]);0)" office:value-type="float" office:value="5.75" calcext:value-type="float">
            <text:p>6</text:p>
          </table:table-cell>
          <table:table-cell table:style-name="ce17" table:formula="of:=[.I16]-[.J16]" office:value-type="float" office:value="47.25" calcext:value-type="float">
            <text:p>4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7]-[.$F$2]" office:value-type="float" office:value="-49" calcext:value-type="float">
            <text:p>-49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7]*[.B17]/[.C17]" office:value-type="float" office:value="-71.188679245283" calcext:value-type="float">
            <text:p>-71.188679245283</text:p>
          </table:table-cell>
          <table:table-cell table:formula="of:=([.D17]+[.$B$2])" office:value-type="float" office:value="-47.188679245283" calcext:value-type="float">
            <text:p>-47</text:p>
          </table:table-cell>
          <table:table-cell table:style-name="ce3" table:formula="of:=[.I17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7]*[.G17]" office:value-type="float" office:value="11.75" calcext:value-type="float">
            <text:p>12</text:p>
          </table:table-cell>
          <table:table-cell table:style-name="ce16" table:formula="of:=[.I16]-16" office:value-type="float" office:value="47" calcext:value-type="float">
            <text:p>47</text:p>
          </table:table-cell>
          <table:table-cell table:style-name="ce17" table:formula="of:=IF([.F17];[.E17];[.H17])" office:value-type="float" office:value="11.75" calcext:value-type="float">
            <text:p>12</text:p>
          </table:table-cell>
          <table:table-cell table:style-name="ce17" table:formula="of:=MAX(IF([.F17];[.J17];[.J17]-[.$I$2]);0)" office:value-type="float" office:value="1.75" calcext:value-type="float">
            <text:p>2</text:p>
          </table:table-cell>
          <table:table-cell table:style-name="ce17" table:formula="of:=[.I17]-[.J17]" office:value-type="float" office:value="35.2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8]-[.$F$2]" office:value-type="float" office:value="-65" calcext:value-type="float">
            <text:p>-65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8]*[.B18]/[.C18]" office:value-type="float" office:value="-94.4339622641509" calcext:value-type="float">
            <text:p>-94.4339622641509</text:p>
          </table:table-cell>
          <table:table-cell table:formula="of:=([.D18]+[.$B$2])" office:value-type="float" office:value="-70.433962264151" calcext:value-type="float">
            <text:p>-70</text:p>
          </table:table-cell>
          <table:table-cell table:style-name="ce3" table:formula="of:=[.I18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8]*[.G18]" office:value-type="float" office:value="7.75" calcext:value-type="float">
            <text:p>8</text:p>
          </table:table-cell>
          <table:table-cell table:style-name="ce16" table:formula="of:=[.I17]-16" office:value-type="float" office:value="31" calcext:value-type="float">
            <text:p>31</text:p>
          </table:table-cell>
          <table:table-cell table:style-name="ce17" table:formula="of:=IF([.F18];[.E18];[.H18])" office:value-type="float" office:value="7.75" calcext:value-type="float">
            <text:p>8</text:p>
          </table:table-cell>
          <table:table-cell table:style-name="ce17" table:formula="of:=MAX(IF([.F18];[.J18];[.J18]-[.$I$2]);0)" office:value-type="float" office:value="0" calcext:value-type="float">
            <text:p>0</text:p>
          </table:table-cell>
          <table:table-cell table:style-name="ce17" table:formula="of:=[.I18]-[.J18]" office:value-type="float" office:value="23.25" calcext:value-type="float">
            <text:p>23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9]-[.$F$2]" office:value-type="float" office:value="-81" calcext:value-type="float">
            <text:p>-81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9]*[.B19]/[.C19]" office:value-type="float" office:value="-117.679245283019" calcext:value-type="float">
            <text:p>-117.679245283019</text:p>
          </table:table-cell>
          <table:table-cell table:formula="of:=([.D19]+[.$B$2])" office:value-type="float" office:value="-93.6792452830189" calcext:value-type="float">
            <text:p>-94</text:p>
          </table:table-cell>
          <table:table-cell table:style-name="ce3" table:formula="of:=[.I19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9]*[.G19]" office:value-type="float" office:value="3.75" calcext:value-type="float">
            <text:p>4</text:p>
          </table:table-cell>
          <table:table-cell table:style-name="ce16" table:formula="of:=[.I18]-16" office:value-type="float" office:value="15" calcext:value-type="float">
            <text:p>15</text:p>
          </table:table-cell>
          <table:table-cell table:style-name="ce17" table:formula="of:=IF([.F19];[.E19];[.H19])" office:value-type="float" office:value="3.75" calcext:value-type="float">
            <text:p>4</text:p>
          </table:table-cell>
          <table:table-cell table:style-name="ce17" table:formula="of:=MAX(IF([.F19];[.J19];[.J19]-[.$I$2]);0)" office:value-type="float" office:value="0" calcext:value-type="float">
            <text:p>0</text:p>
          </table:table-cell>
          <table:table-cell table:style-name="ce17" table:formula="of:=[.I19]-[.J19]" office:value-type="float" office:value="11.25" calcext:value-type="float">
            <text:p>11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20]-[.$F$2]" office:value-type="float" office:value="-96" calcext:value-type="float">
            <text:p>-96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20]*[.B20]/[.C20]" office:value-type="float" office:value="-139.471698113208" calcext:value-type="float">
            <text:p>-139.471698113208</text:p>
          </table:table-cell>
          <table:table-cell table:formula="of:=([.D20]+[.$B$2])" office:value-type="float" office:value="-115.471698113208" calcext:value-type="float">
            <text:p>-115</text:p>
          </table:table-cell>
          <table:table-cell table:style-name="ce3" table:formula="of:=[.I20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20]*[.G20]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table:formula="of:=IF([.F20];[.E20];[.H20])" office:value-type="float" office:value="0" calcext:value-type="float">
            <text:p>0</text:p>
          </table:table-cell>
          <table:table-cell table:style-name="ce17" table:formula="of:=MAX(IF([.F20];[.J20];[.J20]-[.$I$2]);0)" office:value-type="float" office:value="0" calcext:value-type="float">
            <text:p>0</text:p>
          </table:table-cell>
          <table:table-cell table:style-name="ce17" table:formula="of:=[.I20]-[.J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21]-[.$F$2]" office:value-type="float" office:value="48" calcext:value-type="float">
            <text:p>48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21]*[.B21]/[.C21]" office:value-type="float" office:value="69.7358490566038" calcext:value-type="float">
            <text:p>69.7358490566038</text:p>
          </table:table-cell>
          <table:table-cell table:formula="of:=([.D21]+[.$B$2])" office:value-type="float" office:value="93.7358490566038" calcext:value-type="float">
            <text:p>94</text:p>
          </table:table-cell>
          <table:table-cell table:style-name="ce3" table:formula="of:=[.I21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21]*[.G21]" office:value-type="float" office:value="36" calcext:value-type="float">
            <text:p>36</text:p>
          </table:table-cell>
          <table:table-cell table:style-name="ce16" office:value-type="float" office:value="144" calcext:value-type="float">
            <text:p>144</text:p>
          </table:table-cell>
          <table:table-cell table:style-name="ce17" table:formula="of:=IF([.F21];[.E21];[.H21])" office:value-type="float" office:value="93.7358490566038" calcext:value-type="float">
            <text:p>94</text:p>
          </table:table-cell>
          <table:table-cell table:style-name="ce17" table:formula="of:=MAX(IF([.F21];[.J21];[.J21]-[.$I$2]);0)" office:value-type="float" office:value="93.7358490566038" calcext:value-type="float">
            <text:p>94</text:p>
          </table:table-cell>
          <table:table-cell table:style-name="ce17" table:formula="of:=[.I21]-[.J21]" office:value-type="float" office:value="50.2641509433962" calcext:value-type="float">
            <text:p>50</text:p>
          </table:table-cell>
          <table:table-cell table:number-columns-repeated="4"/>
        </table:table-row>
        <table:table-row table:style-name="ro1" table:number-rows-repeated="16">
          <table:table-cell table:number-columns-repeated="2"/>
          <table:table-cell table:style-name="ce3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13"/>
        </table:table-row>
      </table:table>
      <table:table table:name="Divide" table:style-name="ta1">
        <table:table-column table:style-name="co10" table:number-columns-repeated="2" table:default-cell-style-name="ce16"/>
        <table:table-column table:style-name="co10" table:default-cell-style-name="ce17"/>
        <table:table-column table:style-name="co10" table:number-columns-repeated="2" table:default-cell-style-name="Default"/>
        <table:table-row table:style-name="ro1">
          <table:table-cell table:style-name="ce12" office:value-type="string" calcext:value-type="string">
            <text:p>In</text:p>
          </table:table-cell>
          <table:table-cell table:style-name="ce12" office:value-type="string" calcext:value-type="string">
            <text:p>Out</text:p>
          </table:table-cell>
          <table:table-cell table:style-name="ce18" office:value-type="string" calcext:value-type="string">
            <text:p>Diff</text:p>
          </table:table-cell>
          <table:table-cell/>
          <table:table-cell table:style-name="ce12" office:value-type="string" calcext:value-type="string">
            <text:p>Multiplier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]/[.$E$2]" office:value-type="float" office:value="2.55" calcext:value-type="float">
            <text:p>2.55</text:p>
          </table:table-cell>
          <table:table-cell table:formula="of:=[.A2]-[.B2]" office:value-type="float" office:value="252.45" calcext:value-type="float">
            <text:p>25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2]-16" office:value-type="float" office:value="239" calcext:value-type="float">
            <text:p>239</text:p>
          </table:table-cell>
          <table:table-cell table:formula="of:=[.A3]/[.$E$2]" office:value-type="float" office:value="2.39" calcext:value-type="float">
            <text:p>2.39</text:p>
          </table:table-cell>
          <table:table-cell table:formula="of:=[.A3]-[.B3]" office:value-type="float" office:value="236.61" calcext:value-type="float">
            <text:p>237</text:p>
          </table:table-cell>
          <table:table-cell table:number-columns-repeated="2"/>
        </table:table-row>
        <table:table-row table:style-name="ro1">
          <table:table-cell table:formula="of:=[.A3]-16" office:value-type="float" office:value="223" calcext:value-type="float">
            <text:p>223</text:p>
          </table:table-cell>
          <table:table-cell table:formula="of:=[.A4]/[.$E$2]" office:value-type="float" office:value="2.23" calcext:value-type="float">
            <text:p>2.23</text:p>
          </table:table-cell>
          <table:table-cell table:formula="of:=[.A4]-[.B4]" office:value-type="float" office:value="220.77" calcext:value-type="float">
            <text:p>221</text:p>
          </table:table-cell>
          <table:table-cell table:number-columns-repeated="2"/>
        </table:table-row>
        <table:table-row table:style-name="ro1">
          <table:table-cell table:formula="of:=[.A4]-16" office:value-type="float" office:value="207" calcext:value-type="float">
            <text:p>207</text:p>
          </table:table-cell>
          <table:table-cell table:formula="of:=[.A5]/[.$E$2]" office:value-type="float" office:value="2.07" calcext:value-type="float">
            <text:p>2.07</text:p>
          </table:table-cell>
          <table:table-cell table:formula="of:=[.A5]-[.B5]" office:value-type="float" office:value="204.93" calcext:value-type="float">
            <text:p>205</text:p>
          </table:table-cell>
          <table:table-cell table:number-columns-repeated="2"/>
        </table:table-row>
        <table:table-row table:style-name="ro1">
          <table:table-cell table:formula="of:=[.A5]-16" office:value-type="float" office:value="191" calcext:value-type="float">
            <text:p>191</text:p>
          </table:table-cell>
          <table:table-cell table:formula="of:=[.A6]/[.$E$2]" office:value-type="float" office:value="1.91" calcext:value-type="float">
            <text:p>1.91</text:p>
          </table:table-cell>
          <table:table-cell table:formula="of:=[.A6]-[.B6]" office:value-type="float" office:value="189.09" calcext:value-type="float">
            <text:p>189</text:p>
          </table:table-cell>
          <table:table-cell table:number-columns-repeated="2"/>
        </table:table-row>
        <table:table-row table:style-name="ro1">
          <table:table-cell table:formula="of:=[.A6]-16" office:value-type="float" office:value="175" calcext:value-type="float">
            <text:p>175</text:p>
          </table:table-cell>
          <table:table-cell table:formula="of:=[.A7]/[.$E$2]" office:value-type="float" office:value="1.75" calcext:value-type="float">
            <text:p>1.75</text:p>
          </table:table-cell>
          <table:table-cell table:formula="of:=[.A7]-[.B7]" office:value-type="float" office:value="173.25" calcext:value-type="float">
            <text:p>173</text:p>
          </table:table-cell>
          <table:table-cell table:number-columns-repeated="2"/>
        </table:table-row>
        <table:table-row table:style-name="ro1">
          <table:table-cell table:formula="of:=[.A7]-16" office:value-type="float" office:value="159" calcext:value-type="float">
            <text:p>159</text:p>
          </table:table-cell>
          <table:table-cell table:formula="of:=[.A8]/[.$E$2]" office:value-type="float" office:value="1.59" calcext:value-type="float">
            <text:p>1.59</text:p>
          </table:table-cell>
          <table:table-cell table:formula="of:=[.A8]-[.B8]" office:value-type="float" office:value="157.41" calcext:value-type="float">
            <text:p>157</text:p>
          </table:table-cell>
          <table:table-cell table:number-columns-repeated="2"/>
        </table:table-row>
        <table:table-row table:style-name="ro1">
          <table:table-cell table:formula="of:=[.A8]-16" office:value-type="float" office:value="143" calcext:value-type="float">
            <text:p>143</text:p>
          </table:table-cell>
          <table:table-cell table:formula="of:=[.A9]/[.$E$2]" office:value-type="float" office:value="1.43" calcext:value-type="float">
            <text:p>1.43</text:p>
          </table:table-cell>
          <table:table-cell table:formula="of:=[.A9]-[.B9]" office:value-type="float" office:value="141.57" calcext:value-type="float">
            <text:p>142</text:p>
          </table:table-cell>
          <table:table-cell table:number-columns-repeated="2"/>
        </table:table-row>
        <table:table-row table:style-name="ro1">
          <table:table-cell table:formula="of:=[.A9]-16" office:value-type="float" office:value="127" calcext:value-type="float">
            <text:p>127</text:p>
          </table:table-cell>
          <table:table-cell table:formula="of:=[.A10]/[.$E$2]" office:value-type="float" office:value="1.27" calcext:value-type="float">
            <text:p>1.27</text:p>
          </table:table-cell>
          <table:table-cell table:formula="of:=[.A10]-[.B10]" office:value-type="float" office:value="125.73" calcext:value-type="float">
            <text:p>126</text:p>
          </table:table-cell>
          <table:table-cell table:number-columns-repeated="2"/>
        </table:table-row>
        <table:table-row table:style-name="ro1">
          <table:table-cell table:formula="of:=[.A10]-16" office:value-type="float" office:value="111" calcext:value-type="float">
            <text:p>111</text:p>
          </table:table-cell>
          <table:table-cell table:formula="of:=[.A11]/[.$E$2]" office:value-type="float" office:value="1.11" calcext:value-type="float">
            <text:p>1.11</text:p>
          </table:table-cell>
          <table:table-cell table:formula="of:=[.A11]-[.B11]" office:value-type="float" office:value="109.89" calcext:value-type="float">
            <text:p>110</text:p>
          </table:table-cell>
          <table:table-cell table:number-columns-repeated="2"/>
        </table:table-row>
        <table:table-row table:style-name="ro1">
          <table:table-cell table:formula="of:=[.A11]-16" office:value-type="float" office:value="95" calcext:value-type="float">
            <text:p>95</text:p>
          </table:table-cell>
          <table:table-cell table:formula="of:=[.A12]/[.$E$2]" office:value-type="float" office:value="0.95" calcext:value-type="float">
            <text:p>0.95</text:p>
          </table:table-cell>
          <table:table-cell table:formula="of:=[.A12]-[.B12]" office:value-type="float" office:value="94.05" calcext:value-type="float">
            <text:p>94</text:p>
          </table:table-cell>
          <table:table-cell table:number-columns-repeated="2"/>
        </table:table-row>
        <table:table-row table:style-name="ro1">
          <table:table-cell table:formula="of:=[.A12]-16" office:value-type="float" office:value="79" calcext:value-type="float">
            <text:p>79</text:p>
          </table:table-cell>
          <table:table-cell table:formula="of:=[.A13]/[.$E$2]" office:value-type="float" office:value="0.79" calcext:value-type="float">
            <text:p>0.79</text:p>
          </table:table-cell>
          <table:table-cell table:formula="of:=[.A13]-[.B13]" office:value-type="float" office:value="78.21" calcext:value-type="float">
            <text:p>78</text:p>
          </table:table-cell>
          <table:table-cell table:number-columns-repeated="2"/>
        </table:table-row>
        <table:table-row table:style-name="ro1">
          <table:table-cell table:formula="of:=[.A13]-16" office:value-type="float" office:value="63" calcext:value-type="float">
            <text:p>63</text:p>
          </table:table-cell>
          <table:table-cell table:formula="of:=[.A14]/[.$E$2]" office:value-type="float" office:value="0.63" calcext:value-type="float">
            <text:p>0.63</text:p>
          </table:table-cell>
          <table:table-cell table:formula="of:=[.A14]-[.B14]" office:value-type="float" office:value="62.37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14]-16" office:value-type="float" office:value="47" calcext:value-type="float">
            <text:p>47</text:p>
          </table:table-cell>
          <table:table-cell table:formula="of:=[.A15]/[.$E$2]" office:value-type="float" office:value="0.47" calcext:value-type="float">
            <text:p>0.47</text:p>
          </table:table-cell>
          <table:table-cell table:formula="of:=[.A15]-[.B15]" office:value-type="float" office:value="46.53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15]-16" office:value-type="float" office:value="31" calcext:value-type="float">
            <text:p>31</text:p>
          </table:table-cell>
          <table:table-cell table:formula="of:=[.A16]/[.$E$2]" office:value-type="float" office:value="0.31" calcext:value-type="float">
            <text:p>0.31</text:p>
          </table:table-cell>
          <table:table-cell table:formula="of:=[.A16]-[.B16]" office:value-type="float" office:value="30.69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6]-16" office:value-type="float" office:value="15" calcext:value-type="float">
            <text:p>15</text:p>
          </table:table-cell>
          <table:table-cell table:formula="of:=[.A17]/[.$E$2]" office:value-type="float" office:value="0.15" calcext:value-type="float">
            <text:p>0.15</text:p>
          </table:table-cell>
          <table:table-cell table:formula="of:=[.A17]-[.B17]" office:value-type="float" office:value="14.8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]/[.$E$2]" office:value-type="float" office:value="0" calcext:value-type="float">
            <text:p>0</text:p>
          </table:table-cell>
          <table:table-cell table:formula="of:=[.A18]-[.B18]" office:value-type="float" office:value="0" calcext:value-type="float">
            <text:p>0</text:p>
          </table:table-cell>
          <table:table-cell table:number-columns-repeated="2"/>
        </table:table-row>
      </table:table>
      <table:table table:name="Linear" table:style-name="ta1">
        <table:table-column table:style-name="co10" table:number-columns-repeated="3" table:default-cell-style-name="ce16"/>
        <table:table-column table:style-name="co10" table:number-columns-repeated="2" table:default-cell-style-name="Default"/>
        <table:table-row table:style-name="ro1">
          <table:table-cell table:style-name="ce12" office:value-type="string" calcext:value-type="string">
            <text:p>In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Diff</text:p>
          </table:table-cell>
          <table:table-cell/>
          <table:table-cell table:style-name="ce12" office:value-type="string" calcext:value-type="string">
            <text:p>Amount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MAX([.A2]-[.$E$2];0)" office:value-type="float" office:value="210" calcext:value-type="float">
            <text:p>210</text:p>
          </table:table-cell>
          <table:table-cell table:formula="of:=[.A2]-[.B2]"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]-16" office:value-type="float" office:value="239" calcext:value-type="float">
            <text:p>239</text:p>
          </table:table-cell>
          <table:table-cell table:formula="of:=MAX([.A3]-[.$E$2];0)" office:value-type="float" office:value="194" calcext:value-type="float">
            <text:p>194</text:p>
          </table:table-cell>
          <table:table-cell table:formula="of:=[.A3]-[.B3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]-16" office:value-type="float" office:value="223" calcext:value-type="float">
            <text:p>223</text:p>
          </table:table-cell>
          <table:table-cell table:formula="of:=MAX([.A4]-[.$E$2];0)" office:value-type="float" office:value="178" calcext:value-type="float">
            <text:p>178</text:p>
          </table:table-cell>
          <table:table-cell table:formula="of:=[.A4]-[.B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4]-16" office:value-type="float" office:value="207" calcext:value-type="float">
            <text:p>207</text:p>
          </table:table-cell>
          <table:table-cell table:formula="of:=MAX([.A5]-[.$E$2];0)" office:value-type="float" office:value="162" calcext:value-type="float">
            <text:p>162</text:p>
          </table:table-cell>
          <table:table-cell table:formula="of:=[.A5]-[.B5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5]-16" office:value-type="float" office:value="191" calcext:value-type="float">
            <text:p>191</text:p>
          </table:table-cell>
          <table:table-cell table:formula="of:=MAX([.A6]-[.$E$2];0)" office:value-type="float" office:value="146" calcext:value-type="float">
            <text:p>146</text:p>
          </table:table-cell>
          <table:table-cell table:formula="of:=[.A6]-[.B6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6]-16" office:value-type="float" office:value="175" calcext:value-type="float">
            <text:p>175</text:p>
          </table:table-cell>
          <table:table-cell table:formula="of:=MAX([.A7]-[.$E$2];0)" office:value-type="float" office:value="130" calcext:value-type="float">
            <text:p>130</text:p>
          </table:table-cell>
          <table:table-cell table:formula="of:=[.A7]-[.B7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7]-16" office:value-type="float" office:value="159" calcext:value-type="float">
            <text:p>159</text:p>
          </table:table-cell>
          <table:table-cell table:formula="of:=MAX([.A8]-[.$E$2];0)" office:value-type="float" office:value="114" calcext:value-type="float">
            <text:p>114</text:p>
          </table:table-cell>
          <table:table-cell table:formula="of:=[.A8]-[.B8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8]-16" office:value-type="float" office:value="143" calcext:value-type="float">
            <text:p>143</text:p>
          </table:table-cell>
          <table:table-cell table:formula="of:=MAX([.A9]-[.$E$2];0)" office:value-type="float" office:value="98" calcext:value-type="float">
            <text:p>98</text:p>
          </table:table-cell>
          <table:table-cell table:formula="of:=[.A9]-[.B9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9]-16" office:value-type="float" office:value="127" calcext:value-type="float">
            <text:p>127</text:p>
          </table:table-cell>
          <table:table-cell table:formula="of:=MAX([.A10]-[.$E$2];0)" office:value-type="float" office:value="82" calcext:value-type="float">
            <text:p>82</text:p>
          </table:table-cell>
          <table:table-cell table:formula="of:=[.A10]-[.B10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0]-16" office:value-type="float" office:value="111" calcext:value-type="float">
            <text:p>111</text:p>
          </table:table-cell>
          <table:table-cell table:formula="of:=MAX([.A11]-[.$E$2];0)" office:value-type="float" office:value="66" calcext:value-type="float">
            <text:p>66</text:p>
          </table:table-cell>
          <table:table-cell table:formula="of:=[.A11]-[.B11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1]-16" office:value-type="float" office:value="95" calcext:value-type="float">
            <text:p>95</text:p>
          </table:table-cell>
          <table:table-cell table:formula="of:=MAX([.A12]-[.$E$2];0)" office:value-type="float" office:value="50" calcext:value-type="float">
            <text:p>50</text:p>
          </table:table-cell>
          <table:table-cell table:formula="of:=[.A12]-[.B12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2]-16" office:value-type="float" office:value="79" calcext:value-type="float">
            <text:p>79</text:p>
          </table:table-cell>
          <table:table-cell table:formula="of:=MAX([.A13]-[.$E$2];0)" office:value-type="float" office:value="34" calcext:value-type="float">
            <text:p>34</text:p>
          </table:table-cell>
          <table:table-cell table:formula="of:=[.A13]-[.B13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3]-16" office:value-type="float" office:value="63" calcext:value-type="float">
            <text:p>63</text:p>
          </table:table-cell>
          <table:table-cell table:formula="of:=MAX([.A14]-[.$E$2];0)" office:value-type="float" office:value="18" calcext:value-type="float">
            <text:p>18</text:p>
          </table:table-cell>
          <table:table-cell table:formula="of:=[.A14]-[.B1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4]-16" office:value-type="float" office:value="47" calcext:value-type="float">
            <text:p>47</text:p>
          </table:table-cell>
          <table:table-cell table:formula="of:=MAX([.A15]-[.$E$2];0)" office:value-type="float" office:value="2" calcext:value-type="float">
            <text:p>2</text:p>
          </table:table-cell>
          <table:table-cell table:formula="of:=[.A15]-[.B15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5]-16" office:value-type="float" office:value="31" calcext:value-type="float">
            <text:p>31</text:p>
          </table:table-cell>
          <table:table-cell table:formula="of:=MAX([.A16]-[.$E$2];0)" office:value-type="float" office:value="0" calcext:value-type="float">
            <text:p>0</text:p>
          </table:table-cell>
          <table:table-cell table:formula="of:=[.A16]-[.B16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6]-16" office:value-type="float" office:value="15" calcext:value-type="float">
            <text:p>15</text:p>
          </table:table-cell>
          <table:table-cell table:formula="of:=MAX([.A17]-[.$E$2];0)" office:value-type="float" office:value="0" calcext:value-type="float">
            <text:p>0</text:p>
          </table:table-cell>
          <table:table-cell table:formula="of:=[.A17]-[.B1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[.A18]-[.$E$2];0)" office:value-type="float" office:value="0" calcext:value-type="float">
            <text:p>0</text:p>
          </table:table-cell>
          <table:table-cell table:formula="of:=[.A18]-[.B18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02:26:56.570939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02:00:33.193830054</meta:creation-date>
    <dc:date>2020-07-15T02:28:23.254684487</dc:date>
    <meta:editing-duration>PT21H18M58S</meta:editing-duration>
    <meta:editing-cycles>64</meta:editing-cycles>
    <meta:generator>LibreOffice/6.4.4.2$Linux_X86_64 LibreOffice_project/40$Build-2</meta:generator>
    <meta:document-statistic meta:table-count="3" meta:cell-count="3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13cm" xlink:href=".." xlink:type="simple" chart:class="chart:line" chart:column-mapping="0 1" chart:style-name="ch1">
        <chart:legend chart:legend-position="end" svg:x="14.451cm" svg:y="3.676cm" style:legend-expansion="high" chart:style-name="ch2"/>
        <chart:plot-area chart:style-name="ch3" table:cell-range-address="Parabola.I3:Parabola.K20" chart:data-source-has-labels="both" svg:x="0.32cm" svg:y="0.18cm" svg:width="13.811cm" svg:height="8.653cm">
          <chartooo:coordinate-region svg:x="1.157cm" svg:y="0.39cm" svg:width="12.875cm" svg:height="7.774cm"/>
          <chart:axis chart:dimension="x" chart:name="primary-x" chart:style-name="ch4" chartooo:axis-type="auto">
            <chartooo:date-scale/>
            <chart:categories table:cell-range-address="Parabola.I4:Parabola.I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rabola.J4:Parabola.J20" chart:label-cell-address="Parabola.J3:Parabola.J3" chart:class="chart:line">
            <chart:data-point chart:repeated="17"/>
          </chart:series>
          <chart:series chart:style-name="ch8" chart:values-cell-range-address="Parabola.K4:Parabola.K20" chart:label-cell-address="Parabola.K3:Parabola.K3" chart:class="chart:line">
            <chart:data-point chart:repeated="17"/>
          </chart:series>
          <chart:series chart:style-name="ch9" chart:values-cell-range-address="Parabola.I4:Parabola.I20" chart:label-cell-address="Parabola.I3:Parabola.I3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</text:p>
                <draw:g>
                  <svg:desc>Parabola.J3:Parabola.J3</svg:desc>
                </draw:g>
              </table:table-cell>
              <table:table-cell office:value-type="string">
                <text:p>Out+</text:p>
                <draw:g>
                  <svg:desc>Parabola.K3:Parabola.K3</svg:desc>
                </draw:g>
              </table:table-cell>
              <table:table-cell office:value-type="string">
                <text:p>In</text:p>
                <draw:g>
                  <svg:desc>Parabola.I3:Parabola.I3</svg:desc>
                </draw:g>
              </table:table-cell>
            </table:table-row>
          </table:table-header-rows>
          <table:table-rows>
            <table:table-row>
              <table:table-cell office:value-type="float" office:value="255">
                <text:p>255</text:p>
                <draw:g>
                  <svg:desc>Parabola.I4:Parabola.I20</svg:desc>
                </draw:g>
              </table:table-cell>
              <table:table-cell office:value-type="float" office:value="255">
                <text:p>255</text:p>
                <draw:g>
                  <svg:desc>Parabola.J4:Parabola.J20</svg:desc>
                </draw:g>
              </table:table-cell>
              <table:table-cell office:value-type="float" office:value="255">
                <text:p>255</text:p>
                <draw:g>
                  <svg:desc>Parabola.K4:Parabola.K20</svg:desc>
                </draw:g>
              </table:table-cell>
              <table:table-cell office:value-type="float" office:value="255">
                <text:p>255</text:p>
                <draw:g>
                  <svg:desc>Parabola.I4:Parabola.I20</svg:desc>
                </draw:g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31.754716981132">
                <text:p>231.754716981132</text:p>
              </table:table-cell>
              <table:table-cell office:value-type="float" office:value="231.754716981132">
                <text:p>231.75471698113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08.509433962264">
                <text:p>208.509433962264</text:p>
              </table:table-cell>
              <table:table-cell office:value-type="float" office:value="208.509433962264">
                <text:p>208.50943396226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85.264150943396">
                <text:p>185.264150943396</text:p>
              </table:table-cell>
              <table:table-cell office:value-type="float" office:value="185.264150943396">
                <text:p>185.26415094339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62.018867924528">
                <text:p>162.018867924528</text:p>
              </table:table-cell>
              <table:table-cell office:value-type="float" office:value="162.018867924528">
                <text:p>162.0188679245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38.77358490566">
                <text:p>138.77358490566</text:p>
              </table:table-cell>
              <table:table-cell office:value-type="float" office:value="138.77358490566">
                <text:p>138.7735849056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5.528301886792">
                <text:p>115.528301886792</text:p>
              </table:table-cell>
              <table:table-cell office:value-type="float" office:value="115.528301886792">
                <text:p>115.52830188679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92.2830188679245">
                <text:p>92.2830188679245</text:p>
              </table:table-cell>
              <table:table-cell office:value-type="float" office:value="92.2830188679245">
                <text:p>92.283018867924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69.0377358490566">
                <text:p>69.0377358490566</text:p>
              </table:table-cell>
              <table:table-cell office:value-type="float" office:value="69.0377358490566">
                <text:p>69.03773584905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5.7924528301887">
                <text:p>45.7924528301887</text:p>
              </table:table-cell>
              <table:table-cell office:value-type="float" office:value="45.7924528301887">
                <text:p>45.792452830188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3.75">
                <text:p>23.75</text:p>
              </table:table-cell>
              <table:table-cell office:value-type="float" office:value="13.75">
                <text:p>13.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.75">
                <text:p>19.75</text:p>
              </table:table-cell>
              <table:table-cell office:value-type="float" office:value="9.75">
                <text:p>9.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75">
                <text:p>15.75</text:p>
              </table:table-cell>
              <table:table-cell office:value-type="float" office:value="5.75">
                <text:p>5.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75">
                <text:p>11.75</text:p>
              </table:table-cell>
              <table:table-cell office:value-type="float" office:value="1.75">
                <text:p>1.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